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size="14pt" fo:font-weight="normal" officeooo:paragraph-rsid="0014758e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paragraph-rsid="0014758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14758e" officeooo:paragraph-rsid="0014758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4758e" officeooo:paragraph-rsid="0014758e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4pt" fo:font-weight="normal" officeooo:rsid="0014758e" officeooo:paragraph-rsid="0014758e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4pt" fo:font-style="normal" fo:font-weight="normal" officeooo:paragraph-rsid="0014758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4pt" fo:font-style="normal" fo:font-weight="normal" officeooo:rsid="0014758e" officeooo:paragraph-rsid="0014758e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4758e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6</text:p>
      <text:p text:style-name="P3">AUDITORÍA DE BASES DE DATOS</text:p>
      <text:p text:style-name="P2"/>
      <text:p text:style-name="P4">Práctica <text:span text:style-name="T4">individual</text:span></text:p>
      <text:p text:style-name="P2"/>
      <text:p text:style-name="P4">Puntuación máxima: 75 puntos</text:p>
      <text:p text:style-name="P2"/>
      <text:p text:style-name="P2">Realiza y documenta adecuadamente las siguientes operaciones:</text:p>
      <text:p text:style-name="P2"/>
      <text:list xml:id="list2390394870136404702" text:style-name="L1">
        <text:list-item>
          <text:p text:style-name="P1">Activa desde SQL*Plus la auditoría de los intentos de acceso fallidos al sistema. Comprueba su funcionamiento. </text:p>
        </text:list-item>
        <text:list-item>
          <text:p text:style-name="P5">Realiza un procedimiento en PL/SQL que te muestre los accesos fallidos junto con el motivo de los mismos, transformando el código de error almacenado en un mensaje de texto comprensible.</text:p>
        </text:list-item>
        <text:list-item>
          <text:p text:style-name="P1">Activa la auditoría de las operaciones DML realizadas por SCOTT. Comprueba su funcionamiento.</text:p>
        </text:list-item>
        <text:list-item>
          <text:p text:style-name="P1">Realiza una auditoría de grano fino para almacenar información sobre la inserción de empleados del departamento 10 en la tabla emp de scott.</text:p>
        </text:list-item>
        <text:list-item>
          <text:p text:style-name="P1">Explica la diferencia entre auditar una operación <text:span text:style-name="T1">by access </text:span><text:span text:style-name="T2">o </text:span><text:span text:style-name="T1">by session</text:span><text:span text:style-name="T2">.</text:span></text:p>
        </text:list-item>
        <text:list-item>
          <text:p text:style-name="P1">Documenta las diferencias entre los valores <text:span text:style-name="T1">db</text:span> y <text:span text:style-name="T1">db, extended</text:span><text:span text:style-name="T2"> del parámetro audit_trail de ORACLE. Demuéstralas poniendo un ejemplo de la información sobre una operación concreta recopilada con cada uno de ellos.</text:span></text:p>
        </text:list-item>
        <text:list-item>
          <text:p text:style-name="P6">Localiza en Enterprise Manager las posibilidades para realizar una auditoría e intenta repetir con dicha herramienta los <text:span text:style-name="T3">apartad</text:span>os 1, 3 <text:span text:style-name="T3">y 4</text:span>.</text:p>
        </text:list-item>
        <text:list-item>
          <text:p text:style-name="P7">Averigua si en Postgres se pueden realizar los apartados 1, 3 y 4. Si es así, documenta el proceso adecuadamente.</text:p>
        </text:list-item>
        <text:list-item>
          <text:p text:style-name="P7">Averigua si en MySQL se pueden realizar los apartados 1, 3 y 4. Si es así, documenta el proceso adecuadamente.</text:p>
        </text:list-item>
        <text:list-item>
          <text:p text:style-name="P7"><text:s/>Averigua las posibilidades que ofrece MongoDB para auditar los cambios que va sufriendo un documento.</text:p>
        </text:list-item>
        <text:list-item>
          <text:p text:style-name="P7"><text:s/>Averigua si en MongoDB se pueden auditar los accesos al sistema.</text:p>
          <text:p text:style-name="P7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7-01-30T13:11:35.189056574</meta:creation-date>
    <dc:date>2017-01-30T13:26:52.358614223</dc:date>
    <dc:creator>Usuario </dc:creator>
    <meta:editing-duration>PT15M17S</meta:editing-duration>
    <meta:editing-cycles>1</meta:editing-cycles>
    <meta:document-statistic meta:table-count="0" meta:image-count="0" meta:object-count="0" meta:page-count="1" meta:paragraph-count="16" meta:word-count="245" meta:character-count="1514" meta:non-whitespace-character-count="1293"/>
    <meta:generator>LibreOffice/4.3.3.2$Linux_X86_64 LibreOffice_project/430m0$Build-2</meta:generator>
  </office:meta>
</office:document-meta>
</file>